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1.381cm" table:align="left"/>
    </style:style>
    <style:style style:name="Tableau1.A" style:family="table-column">
      <style:table-column-properties style:column-width="11.381cm"/>
    </style:style>
    <style:style style:name="Tableau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a8dbf" officeooo:paragraph-rsid="001a8db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6e05" officeooo:paragraph-rsid="001b6e0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8dbf" officeooo:paragraph-rsid="001a8dbf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b6e05" officeooo:paragraph-rsid="001b6e05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/>
      <style:text-properties officeooo:paragraph-rsid="001b6e05"/>
    </style:style>
    <style:style style:name="P7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/>
      <style:text-properties officeooo:rsid="001b6e05" officeooo:paragraph-rsid="001b6e05"/>
    </style:style>
    <style:style style:name="T1" style:family="text">
      <style:text-properties officeooo:rsid="001b6e0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cf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quêtes<text:span text:style-name="T1"> :</text:span></text:p>
      <text:p text:style-name="P3"/>
      <text:p text:style-name="P1">1) Afficher tous les joueurs du FC Nantes actuels</text:p>
      <text:p text:style-name="P1">2)Afficher les clubs qui sont dans la ville de Paris</text:p>
      <text:p text:style-name="P1">3)Afficher les clubs Français.</text:p>
      <text:p text:style-name="P1">4)Afficher les gardiens du Psg</text:p>
      <text:p text:style-name="P1">5)Afficher les joueurs de – de 25 ans qui ont déjà joué a Toulouse </text:p>
      <text:p text:style-name="P1">6)Afficher tous les clubs qui ont été présent en Ligue1 <text:span text:style-name="T3">entre</text:span> 2015 et 2018.</text:p>
      <text:p text:style-name="P1">7)Afficher les joueurs qui ont joué dans un club de Paris en 2017</text:p>
      <text:p text:style-name="P1">8)Compter le nombre Total de clubs ayant joué en ligue 1 sur le jeu de données.</text:p>
      <text:p text:style-name="P1">9)Afficher le nombre de clubs ou a joué Hatem ben Arfa</text:p>
      <text:p text:style-name="P1">10) Afficher les clubs de Ligue 1 ayant un joueur <text:span text:style-name="T1">dont le nom de famille est </text:span><text:s/>« Traoré »</text:p>
      <text:p text:style-name="P1">11) Afficher les clubs de Ligue1 dont le nombre commence par un « O »</text:p>
      <text:p text:style-name="P1">12) Afficher les joueurs nés en1998 qui jouaient en ligue 1 en 2018</text:p>
      <text:p text:style-name="P1"/>
      <text:p text:style-name="P2">MLD :</text:p>
      <text:p text:style-name="P2"/>
      <table:table table:name="Tableau1" table:style-name="Tableau1">
        <table:table-column table:style-name="Tableau1.A"/>
        <table:table-row table:style-name="TableLine1648423584928">
          <table:table-cell table:style-name="Tableau1.A1" office:value-type="string">
            <text:p text:style-name="P6">Ligue (<text:span text:style-name="T2">id_ligue</text:span>, nom_ligue, pays)</text:p>
            <text:p text:style-name="P6"><text:span text:style-name="T1">Avec id_ligue en clef primaire</text:span><text:line-break/>Appartient_a (<text:span text:style-name="T2">#id_club, #id_ligue, année</text:span>)</text:p>
            <text:p text:style-name="P7">Avec les trois clef en clef primaire</text:p>
            <text:p text:style-name="P6"><text:span text:style-name="T1">#id_club clef étrangère de Club</text:span></text:p>
            <text:p text:style-name="P6"><text:span text:style-name="T1">#id_ligue clef étrangère de Ligue</text:span><text:line-break/>Club (<text:span text:style-name="T2">id_club</text:span>, nom, ville, #id_ligue)</text:p>
            <text:p text:style-name="P7">avec id_club en clef primaire</text:p>
            <text:p text:style-name="P6"><text:span text:style-name="T1">#id_ligue clef étrangère de Ligue</text:span><text:line-break/>Joueur (<text:span text:style-name="T2">id_joueur</text:span>, nom, prenom, date_naissance, poste, #id_club)</text:p>
            <text:p text:style-name="P7">Avec id_joueur en clef primaire</text:p>
            <text:p text:style-name="P7">#id_club clef étrangère de club</text:p>
            <text:p text:style-name="P5">Joue (<text:span text:style-name="T2">#id_joueur, #id_club, année</text:span>)</text:p>
          </table:table-cell>
        </table:table-row>
      </table:table>
      <text:p text:style-name="P4">Avec les trois clefs en clef primaire</text:p>
      <text:p text:style-name="P4">#id_joueur clef étrangère de joueur</text:p>
      <text:p text:style-name="P4">#id_club clef étrangère de clu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0:23:05.782000000</meta:creation-date>
    <dc:date>2022-10-21T10:55:18.526000000</dc:date>
    <meta:editing-duration>PT30M3S</meta:editing-duration>
    <meta:editing-cycles>3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27" meta:word-count="229" meta:character-count="1309" meta:non-whitespace-character-count="1104"/>
  </office:meta>
</office:document-meta>
</file>